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573.065902578797" calcext:value-type="float">
            <text:p>573.065902578797</text:p>
          </table:table-cell>
        </table:table-row>
        <table:table-row table:style-name="ro1">
          <table:table-cell office:value-type="float" office:value="585.480093676815" calcext:value-type="float">
            <text:p>585.480093676815</text:p>
          </table:table-cell>
        </table:table-row>
        <table:table-row table:style-name="ro1">
          <table:table-cell office:value-type="float" office:value="575.043128234618" calcext:value-type="float">
            <text:p>575.043128234618</text:p>
          </table:table-cell>
        </table:table-row>
        <table:table-row table:style-name="ro1">
          <table:table-cell office:value-type="float" office:value="570.450656018254" calcext:value-type="float">
            <text:p>570.450656018254</text:p>
          </table:table-cell>
        </table:table-row>
        <table:table-row table:style-name="ro1">
          <table:table-cell office:value-type="float" office:value="576.701268742791" calcext:value-type="float">
            <text:p>576.701268742791</text:p>
          </table:table-cell>
        </table:table-row>
        <table:table-row table:style-name="ro1">
          <table:table-cell office:value-type="float" office:value="575.043128234618" calcext:value-type="float">
            <text:p>575.043128234618</text:p>
          </table:table-cell>
        </table:table-row>
        <table:table-row table:style-name="ro1">
          <table:table-cell office:value-type="float" office:value="569.151963574274" calcext:value-type="float">
            <text:p>569.151963574274</text:p>
          </table:table-cell>
        </table:table-row>
        <table:table-row table:style-name="ro1">
          <table:table-cell office:value-type="float" office:value="583.090379008746" calcext:value-type="float">
            <text:p>583.090379008746</text:p>
          </table:table-cell>
        </table:table-row>
        <table:table-row table:style-name="ro1">
          <table:table-cell office:value-type="float" office:value="576.701268742791" calcext:value-type="float">
            <text:p>576.701268742791</text:p>
          </table:table-cell>
        </table:table-row>
        <table:table-row table:style-name="ro1">
          <table:table-cell office:value-type="float" office:value="578.703703703704" calcext:value-type="float">
            <text:p>578.703703703704</text:p>
          </table:table-cell>
        </table:table-row>
        <table:table-row table:style-name="ro1">
          <table:table-cell office:value-type="float" office:value="582.072176949942" calcext:value-type="float">
            <text:p>582.072176949942</text:p>
          </table:table-cell>
        </table:table-row>
        <table:table-row table:style-name="ro1">
          <table:table-cell office:value-type="float" office:value="582.072176949942" calcext:value-type="float">
            <text:p>582.072176949942</text:p>
          </table:table-cell>
        </table:table-row>
        <table:table-row table:style-name="ro1">
          <table:table-cell office:value-type="float" office:value="579.038795599305" calcext:value-type="float">
            <text:p>579.038795599305</text:p>
          </table:table-cell>
        </table:table-row>
        <table:table-row table:style-name="ro1">
          <table:table-cell office:value-type="float" office:value="84.7953216374269" calcext:value-type="float">
            <text:p>84.7953216374269</text:p>
          </table:table-cell>
        </table:table-row>
        <table:table-row table:style-name="ro1">
          <table:table-cell office:value-type="float" office:value="578.368999421631" calcext:value-type="float">
            <text:p>578.368999421631</text:p>
          </table:table-cell>
        </table:table-row>
        <table:table-row table:style-name="ro1">
          <table:table-cell office:value-type="float" office:value="84.7953216374269" calcext:value-type="float">
            <text:p>84.7953216374269</text:p>
          </table:table-cell>
        </table:table-row>
        <table:table-row table:style-name="ro1">
          <table:table-cell office:value-type="float" office:value="580.046403712297" calcext:value-type="float">
            <text:p>580.046403712297</text:p>
          </table:table-cell>
        </table:table-row>
        <table:table-row table:style-name="ro1">
          <table:table-cell office:value-type="float" office:value="579.374275782155" calcext:value-type="float">
            <text:p>579.374275782155</text:p>
          </table:table-cell>
        </table:table-row>
        <table:table-row table:style-name="ro1">
          <table:table-cell office:value-type="float" office:value="577.367205542725" calcext:value-type="float">
            <text:p>577.367205542725</text:p>
          </table:table-cell>
        </table:table-row>
        <table:table-row table:style-name="ro1">
          <table:table-cell office:value-type="float" office:value="571.102227298687" calcext:value-type="float">
            <text:p>571.102227298687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20])" office:value-type="float" office:value="528.123219852347" calcext:value-type="float">
            <text:p>528.1232198523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05-30T11:19:26.072311185</dc:date>
    <dc:creator>Davide Ancona</dc:creator>
    <meta:editing-duration>PT50S</meta:editing-duration>
    <meta:editing-cycles>1</meta:editing-cycles>
    <meta:document-statistic meta:table-count="1" meta:cell-count="21" meta:object-count="0"/>
    <meta:generator>LibreOffice/5.3.4.2$Linux_X86_64 LibreOffice_project/30$Build-2</meta:generator>
  </office:meta>
</office:document-meta>
</file>